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85cm"/>
    </style:style>
    <style:style style:name="co2" style:family="table-column">
      <style:table-column-properties fo:break-before="auto" style:column-width="13.783cm"/>
    </style:style>
    <style:style style:name="co3" style:family="table-column">
      <style:table-column-properties fo:break-before="auto" style:column-width="1.547cm"/>
    </style:style>
    <style:style style:name="co4" style:family="table-column">
      <style:table-column-properties fo:break-before="auto" style:column-width="5.029cm"/>
    </style:style>
    <style:style style:name="co5" style:family="table-column">
      <style:table-column-properties fo:break-before="auto" style:column-width="19.5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9.763cm"/>
    </style:style>
    <style:style style:name="co8" style:family="table-column">
      <style:table-column-properties fo:break-before="auto" style:column-width="14.007cm"/>
    </style:style>
    <style:style style:name="co9" style:family="table-column">
      <style:table-column-properties fo:break-before="auto" style:column-width="19.558cm"/>
    </style:style>
    <style:style style:name="co10" style:family="table-column">
      <style:table-column-properties fo:break-before="auto" style:column-width="3.983cm"/>
    </style:style>
    <style:style style:name="co11" style:family="table-column">
      <style:table-column-properties fo:break-before="auto" style:column-width="5.223cm"/>
    </style:style>
    <style:style style:name="co12" style:family="table-column">
      <style:table-column-properties fo:break-before="auto" style:column-width="22.46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6.452cm"/>
    </style:style>
    <style:style style:name="co15" style:family="table-column">
      <style:table-column-properties fo:break-before="auto" style:column-width="10.186cm"/>
    </style:style>
    <style:style style:name="co16" style:family="table-column">
      <style:table-column-properties fo:break-before="auto" style:column-width="18.337cm"/>
    </style:style>
    <style:style style:name="co17" style:family="table-column">
      <style:table-column-properties fo:break-before="auto" style:column-width="3.986cm"/>
    </style:style>
    <style:style style:name="co18" style:family="table-column">
      <style:table-column-properties fo:break-before="auto" style:column-width="21.2cm"/>
    </style:style>
    <style:style style:name="co19" style:family="table-column">
      <style:table-column-properties fo:break-before="auto" style:column-width="3.754cm"/>
    </style:style>
    <style:style style:name="ro1" style:family="table-row">
      <style:table-row-properties style:row-height="3.824cm" fo:break-before="auto" style:use-optimal-row-height="fals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649cm" fo:break-before="auto" style:use-optimal-row-height="false"/>
    </style:style>
    <style:style style:name="ro4" style:family="table-row">
      <style:table-row-properties style:row-height="1.224cm" fo:break-before="auto" style:use-optimal-row-height="fals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0.914cm" fo:break-before="auto" style:use-optimal-row-height="false"/>
    </style:style>
    <style:style style:name="ro7" style:family="table-row">
      <style:table-row-properties style:row-height="0.84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875cm" fo:break-before="auto" style:use-optimal-row-height="false"/>
    </style:style>
    <style:style style:name="ro10" style:family="table-row">
      <style:table-row-properties style:row-height="0.658cm" fo:break-before="auto" style:use-optimal-row-height="false"/>
    </style:style>
    <style:style style:name="ro11" style:family="table-row">
      <style:table-row-properties style:row-height="0.51cm" fo:break-before="auto" style:use-optimal-row-height="false"/>
    </style:style>
    <style:style style:name="ro12" style:family="table-row">
      <style:table-row-properties style:row-height="1.203cm" fo:break-before="auto" style:use-optimal-row-height="false"/>
    </style:style>
    <style:style style:name="ro13" style:family="table-row">
      <style:table-row-properties style:row-height="2.018cm" fo:break-before="auto" style:use-optimal-row-height="false"/>
    </style:style>
    <style:style style:name="ro14" style:family="table-row">
      <style:table-row-properties style:row-height="3.648cm" fo:break-before="auto" style:use-optimal-row-height="false"/>
    </style:style>
    <style:style style:name="ro15" style:family="table-row">
      <style:table-row-properties style:row-height="0.93cm" fo:break-before="auto" style:use-optimal-row-height="false"/>
    </style:style>
    <style:style style:name="ro16" style:family="table-row">
      <style:table-row-properties style:row-height="1.416cm" fo:break-before="auto" style:use-optimal-row-height="false"/>
    </style:style>
    <style:style style:name="ro17" style:family="table-row">
      <style:table-row-properties style:row-height="1.168cm" fo:break-before="auto" style:use-optimal-row-height="false"/>
    </style:style>
    <style:style style:name="ro18" style:family="table-row">
      <style:table-row-properties style:row-height="1.381cm" fo:break-before="auto" style:use-optimal-row-height="false"/>
    </style:style>
    <style:style style:name="ro19" style:family="table-row">
      <style:table-row-properties style:row-height="1.667cm" fo:break-before="auto" style:use-optimal-row-height="false"/>
    </style:style>
    <style:style style:name="ro20" style:family="table-row">
      <style:table-row-properties style:row-height="1.602cm" fo:break-before="auto" style:use-optimal-row-height="false"/>
    </style:style>
    <style:style style:name="ro21" style:family="table-row">
      <style:table-row-properties style:row-height="1.699cm" fo:break-before="auto" style:use-optimal-row-height="false"/>
    </style:style>
    <style:style style:name="ro2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ackground-color="#ffff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none" fo:border-top="0.99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dddddd" fo:border="0.06pt solid #000000"/>
    </style:style>
    <style:style style:name="ce5" style:family="table-cell" style:parent-style-name="Default">
      <style:table-cell-properties fo:background-color="#dddddd" fo:border="0.06pt solid #000000" style:vertical-align="middle"/>
    </style:style>
    <style:style style:name="ce21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0.99pt solid #000000" fo:border-right="none" fo:border-top="none"/>
    </style:style>
    <style:style style:name="ce10" style:family="table-cell" style:parent-style-name="Default">
      <style:table-cell-properties fo:border-bottom="0.99pt solid #000000" fo:border-left="0.99pt solid #000000" fo:border-right="none" fo:border-top="none"/>
    </style:style>
    <style:style style:name="ce1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808080" fo:border="0.06pt solid #000000"/>
    </style:style>
    <style:style style:name="ce32" style:family="table-cell" style:parent-style-name="Default">
      <style:table-cell-properties fo:border-bottom="0.99pt solid #000000" style:text-align-source="fix" style:repeat-content="false" fo:background-color="transparent" fo:border-left="none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99pt solid #000000" fo:background-color="#ffff00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99pt solid #000000" fo:background-color="#808080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99pt solid #000000" fo:border-top="none"/>
    </style:style>
    <style:style style:name="ce7" style:family="table-cell" style:parent-style-name="Default">
      <style:table-cell-properties fo:background-color="transparent" fo:border="0.06pt solid #000000"/>
    </style:style>
    <style:style style:name="ce14" style:family="table-cell" style:parent-style-name="Default">
      <style:table-cell-properties fo:border-bottom="0.99pt solid #000000" fo:border-left="none" fo:border-right="0.99pt solid #000000" fo:border-top="none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81d41a" fo:border="0.06pt solid #000000"/>
    </style:style>
    <style:style style:name="ce4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dddddd"/>
    </style:style>
    <style:style style:name="ce52" style:family="table-cell" style:parent-style-name="Default">
      <style:table-cell-properties fo:border-bottom="none" fo:border-left="0.06pt solid #000000" fo:border-right="none" fo:border-top="none"/>
    </style:style>
    <style:style style:name="ce5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dddddd" fo:border="0.06pt solid #000000"/>
      <style:text-properties style:font-name="Calibri" fo:font-size="11pt" style:font-name-asian="Calibri1" style:font-size-asian="11pt" style:language-asian="en" style:country-asian="US" style:font-size-complex="11pt" style:language-complex="ar" style:country-complex="SA"/>
    </style:style>
    <style:style style:name="ce54" style:family="table-cell" style:parent-style-name="Default">
      <style:table-cell-properties fo:background-color="#ff8000" fo:border="0.06pt solid #000000"/>
    </style:style>
    <style:style style:name="ce55" style:family="table-cell" style:parent-style-name="Default">
      <style:table-cell-properties fo:background-color="#bf819e" fo:border="0.06pt solid #000000"/>
    </style:style>
    <style:style style:name="T1" style:family="text">
      <style:text-properties fo:language="fr" fo:country="F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letter-kerning="false" fo:language="fr" fo:country="FR" style:language-asian="en" style:country-asian="US" style:language-complex="ar" style:country-complex="SA" style:font-name-asian="Calibri" style:font-name-complex="Calibri" style:font-size-asian="11pt" style:font-size-complex="11pt"/>
    </style:style>
    <style:style style:name="T5" style:family="text">
      <style:text-properties style:use-window-font-color="true" style:letter-kerning="false" fo:language="fr" fo:country="FR" style:language-asian="en" style:country-asian="US" style:language-complex="ar" style:country-complex="SA" style:font-name-asian="Calibri" style:font-size-asian="11pt" style:font-size-complex="11pt" style:font-name-complex=""/>
    </style:style>
    <style:style style:name="T6" style:family="text">
      <style:text-properties style:use-window-font-color="true" style:letter-kerning="false" fo:language="fr" fo:country="FR" style:language-asian="en" style:country-asian="US" style:language-complex="ar" style:country-complex="SA" style:font-name-asian="Calibri" style:font-size-asian="11pt" style:font-size-complex="11pt" style:font-name-complex="Calibri"/>
    </style:style>
    <style:style style:name="T7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5b277d"/>
    </style:style>
    <style:style style:name="T10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5b277d" fo:font-size="12pt" style:font-size-asian="12pt" style:font-size-complex="12pt"/>
    </style:style>
    <style:style style:name="T11" style:family="text">
      <style:text-properties fo:color="#5b277d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5b277d"/>
    </style:style>
    <style:style style:name="T13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fo:color="#5b277d" fo:font-size="12pt" style:font-size-asian="12pt" style:font-size-complex="12pt"/>
    </style:style>
  </office:automatic-styles>
  <office:body>
    <office:spreadsheet>
      <table:table table:name="Epic 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https://trello.com/b/KhtLsYyN/woofwalks</text:p>
          </table:table-cell>
          <table:table-cell table:style-name="ce32" table:number-columns-repeated="4"/>
          <table:table-cell table:style-name="ce16" table:number-columns-repeated="1019"/>
        </table:table-row>
        <table:table-row table:style-name="ro2">
          <table:table-cell table:style-name="ce2" office:value-type="string" calcext:value-type="string">
            <text:p>En tant qu’utilisateur je veux…</text:p>
          </table:table-cell>
          <table:table-cell table:style-name="ce12" office:value-type="string" calcext:value-type="string">
            <text:p><text:s/>afin de …</text:p>
          </table:table-cell>
          <table:table-cell table:style-name="ce12" office:value-type="string" calcext:value-type="string">
            <text:p>Priorité</text:p>
          </table:table-cell>
          <table:table-cell table:style-name="ce12" office:value-type="string" calcext:value-type="string">
            <text:p>PlanningPokerResults</text:p>
            <text:p>1/5</text:p>
          </table:table-cell>
          <table:table-cell table:style-name="ce12" office:value-type="string" calcext:value-type="string">
            <text:p>Commentaire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Gérer une annonce (balade)</text:p>
          </table:table-cell>
          <table:table-cell table:style-name="ce28"/>
          <table:table-cell table:style-name="ce38"/>
          <table:table-cell table:number-columns-repeated="1021"/>
        </table:table-row>
        <table:table-row table:style-name="ro3">
          <table:table-cell table:style-name="ce8" office:value-type="string" calcext:value-type="string">
            <text:p>Poster une annonce (balade)</text:p>
          </table:table-cell>
          <table:table-cell office:value-type="string" calcext:value-type="string">
            <text:p>Sortir mon chien avec d’autres maîtres pour me sentir moins seul et partager des conseils, informations…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m, description, heure et date,utilisateu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difier une annonce</text:p>
          </table:table-cell>
          <table:table-cell office:value-type="string" calcext:value-type="string">
            <text:p>Prévenir les inscrits d’un changement de programm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jouter un thème spécifique</text:p>
          </table:table-cell>
          <table:table-cell office:value-type="string" calcext:value-type="string">
            <text:p>Rencontrer des maîtres ayant des chiens avec les mêmes caractéristiques ou besoin particulier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éciser un nombre max de participants</text:p>
          </table:table-cell>
          <table:table-cell office:value-type="string" calcext:value-type="string">
            <text:p>Limiter le nombre de personnes et garantir une expérience agréable.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jouter une photo principale à l’annonce</text:p>
          </table:table-cell>
          <table:table-cell office:value-type="string" calcext:value-type="string">
            <text:p>Illustrer et rendre attractive l’annonce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évoir : Post de deux entités avec type différent pour une seule annonce (photo différent des autres champs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pécifier que l’annonce que je poste sera réutilisable</text:p>
          </table:table-cell>
          <table:table-cell office:value-type="string" calcext:value-type="string">
            <text:p>Ne pas avoir à recréer l’annonce manuellement pour des balades récurrentes.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Poster une annonce qui est une copie d’une ancienne</text:p>
          </table:table-cell>
          <table:table-cell office:value-type="string" calcext:value-type="string">
            <text:p>Gagner du temps si j’organise souvent les mêmes balad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asser une annonce dans un lieu référencé comme parc</text:p>
          </table:table-cell>
          <table:table-cell office:value-type="string" calcext:value-type="string">
            <text:p>Proposer un lieu connu et adapté aux chiens.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évoir : création entité parc – création parcs (factices pour commencer) – programmer que l’annonce a </text:p>
            <text:p>Au choix Parc OU Custo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r une annonce dans un lieu customisé</text:p>
          </table:table-cell>
          <table:table-cell office:value-type="string" calcext:value-type="string">
            <text:p>Organiser une balade dans un endroit moins connu ou privé.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Villes de france + champ AjA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5">
          <table:table-cell table:style-name="Default"/>
          <table:table-cell table:style-name="ce13"/>
          <table:table-cell table:number-columns-repeated="1022"/>
        </table:table-row>
        <table:table-row table:style-name="ro6">
          <table:table-cell table:style-name="ce21" office:value-type="string" calcext:value-type="string">
            <text:p>Consulter les annonces (balades)</text:p>
          </table:table-cell>
          <table:table-cell table:style-name="ce26"/>
          <table:table-cell table:number-columns-repeated="1022"/>
        </table:table-row>
        <table:table-row table:style-name="ro6">
          <table:table-cell table:style-name="ce22" office:value-type="string" calcext:value-type="string">
            <text:p>Voir toutes les annonces autour de moi</text:p>
          </table:table-cell>
          <table:table-cell table:style-name="ce7"/>
          <table:table-cell table:style-name="ce39" office:value-type="string" calcext:value-type="string">
            <text:p>M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Filtrer selon localisation préférée de l’utilisateur : nécessite d’avoir crée la logique d’enregistrement de la localisation</text:p>
            <text:p>Voulue comme suggestion par l’utilisateur (soit selon son profil soit selon localisation choisie comme préférée en dernier)</text:p>
          </table:table-cell>
          <table:table-cell table:style-name="ce16" table:number-columns-repeated="1019"/>
        </table:table-row>
        <table:table-row table:style-name="ro7">
          <table:table-cell office:value-type="string" calcext:value-type="string">
            <text:p>Filtrer la vue des annonces selon mes critères :</text:p>
            <text:p>(si la promenade est à thème ou par localisation…)</text:p>
          </table:table-cell>
          <table:table-cell office:value-type="string" calcext:value-type="string">
            <text:p>Trouver plus rapidement une balade qui correspond à mes envi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ulter le profil des organisateurs</text:p>
          </table:table-cell>
          <table:table-cell office:value-type="string" calcext:value-type="string">
            <text:p>Évaluer la qualité des événements passés et savoir si cela correspond à mes attent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ulter les feed-back des anciennes balades de l’organisateur</text:p>
          </table:table-cell>
          <table:table-cell office:value-type="string" calcext:value-type="string">
            <text:p>Évaluer la qualité des événements passés et savoir si cela correspond à mes attentes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rier la vue des annonces selon mes critères :</text:p>
            <text:p>(date, thème ou non, places <text:span text:style-name="T1">disponibles</text:span>, note organisateur…)</text:p>
          </table:table-cell>
          <table:table-cell office:value-type="string" calcext:value-type="string">
            <text:p>Trouver plus rapidement une balade qui correspond à mes envies</text:p>
          </table:table-cell>
          <table:table-cell office:value-type="string" calcext:value-type="string">
            <text:p>S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16" table:number-columns-repeated="1019"/>
        </table:table-row>
        <table:table-row table:style-name="ro9">
          <table:table-cell office:value-type="string" calcext:value-type="string">
            <text:p>Voir les détails d’une balade</text:p>
          </table:table-cell>
          <table:table-cell office:value-type="string" calcext:value-type="string">
            <text:p>Savoir précisément où, quand et comment elle se déroule avant de m’inscrire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oir qui est inscrit à la balade</text:p>
          </table:table-cell>
          <table:table-cell office:value-type="string" calcext:value-type="string">
            <text:p>Afin d’avoir une idée des participants et de l’ambiance prévu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6" table:number-columns-repeated="15"/>
          <table:table-cell table:style-name="ce6" table:number-columns-repeated="1004"/>
        </table:table-row>
        <table:table-row table:style-name="ro5">
          <table:table-cell table:style-name="Default"/>
          <table:table-cell table:style-name="ce13"/>
          <table:table-cell table:number-columns-repeated="1022"/>
        </table:table-row>
        <table:table-row table:style-name="ro6">
          <table:table-cell table:style-name="ce21" office:value-type="string" calcext:value-type="string">
            <text:p>Participer à une balade</text:p>
          </table:table-cell>
          <table:table-cell table:style-name="ce26"/>
          <table:table-cell table:number-columns-repeated="1022"/>
        </table:table-row>
        <table:table-row table:style-name="ro8">
          <table:table-cell table:style-name="ce8" office:value-type="string" calcext:value-type="string">
            <text:p>M’inscrire à une balade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table:style-name="ce8" office:value-type="string" calcext:value-type="string">
            <text:p>Annuler mon inscription</text:p>
          </table:table-cell>
          <table:table-cell office:value-type="string" calcext:value-type="string">
            <text:p>Libérer ma place si je ne peux plus participer et permettre à quelqu’un d’autre de s’inscrire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cevoir des notifications si une place se libère</text:p>
          </table:table-cell>
          <table:table-cell office:value-type="string" calcext:value-type="string">
            <text:p>M’inscrire dès qu’une place devient disponible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8">
          <table:table-cell table:style-name="ce9"/>
          <table:table-cell table:style-name="ce14"/>
          <table:table-cell table:number-columns-repeated="1022"/>
        </table:table-row>
        <table:table-row table:style-name="ro6">
          <table:table-cell table:style-name="ce21" office:value-type="string" calcext:value-type="string">
            <text:p>Commander un album photo</text:p>
          </table:table-cell>
          <table:table-cell table:style-name="ce26"/>
          <table:table-cell table:number-columns-repeated="1022"/>
        </table:table-row>
        <table:table-row table:style-name="ro8">
          <table:table-cell office:value-type="string" calcext:value-type="string">
            <text:p>Sélectionner les photos des balades auxquelles j’ai participé pour en faire un album</text:p>
          </table:table-cell>
          <table:table-cell office:value-type="string" calcext:value-type="string">
            <text:p>Sélectionner les photos qui me plaisent le plus pour faire mon album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8">
          <table:table-cell table:style-name="ce10"/>
          <table:table-cell table:style-name="ce14"/>
          <table:table-cell table:number-columns-repeated="1022"/>
        </table:table-row>
        <table:table-row table:style-name="ro10">
          <table:table-cell table:style-name="ce21" office:value-type="string" calcext:value-type="string">
            <text:p>Créer et Gérer un compte</text:p>
          </table:table-cell>
          <table:table-cell table:style-name="ce26"/>
          <table:table-cell table:number-columns-repeated="1022"/>
        </table:table-row>
        <table:table-row table:style-name="ro8">
          <table:table-cell office:value-type="string" calcext:value-type="string">
            <text:p>M’inscrire </text:p>
          </table:table-cell>
          <table:table-cell office:value-type="string" calcext:value-type="string">
            <text:p>Accéder aux fonctionnalités de l’application et participer aux balades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odifier mes informations de profil</text:p>
          </table:table-cell>
          <table:table-cell office:value-type="string" calcext:value-type="string">
            <text:p>Mettre à jour mes données personnelles et afficher les bonnes informations aux autres utilisateurs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odifier ma localisation à un instant t</text:p>
          </table:table-cell>
          <table:table-cell office:value-type="string" calcext:value-type="string">
            <text:p>Adapter les suggestions de balades à ma position actuelle</text:p>
          </table:table-cell>
          <table:table-cell table:style-name="ce39"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upprimer mon compte</text:p>
          </table:table-cell>
          <table:table-cell office:value-type="string" calcext:value-type="string">
            <text:p>Quitter la plateforme et effacer mes données personnelles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jouter une photo de profil</text:p>
          </table:table-cell>
          <table:table-cell office:value-type="string" calcext:value-type="string">
            <text:p>Les autres utilisateurs puissent me reconnaître et mettre un visage sur mon profil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érifier mon compte </text:p>
          </table:table-cell>
          <table:table-cell office:value-type="string" calcext:value-type="string">
            <text:p>Éviter les faux comptes et garantir la fiabilité des utilisateurs.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hoisir mes préférences de notifications</text:p>
          </table:table-cell>
          <table:table-cell office:value-type="string" calcext:value-type="string">
            <text:p>Recevoir uniquement les informations qui m’intéressent sans être submergé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jouter les informations sur mon chien</text:p>
          </table:table-cell>
          <table:table-cell office:value-type="string" calcext:value-type="string">
            <text:p>Les autres utilisateurs puissent avoir une idée de la taille, comportement,tempérament...de mon chien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table:style-name="Default" table:number-columns-repeated="2"/>
          <table:table-cell table:number-columns-repeated="1022"/>
        </table:table-row>
        <table:table-row table:style-name="ro5">
          <table:table-cell table:style-name="ce11" office:value-type="string" calcext:value-type="string">
            <text:p>En tant qu’utilisateur inscrit à une balade je veux ..</text:p>
          </table:table-cell>
          <table:table-cell table:style-name="ce15" office:value-type="string" calcext:value-type="string">
            <text:p><text:s/>afin de ..</text:p>
          </table:table-cell>
          <table:table-cell table:number-columns-repeated="1022"/>
        </table:table-row>
        <table:table-row table:style-name="ro11">
          <table:table-cell table:style-name="ce26" office:value-type="string" calcext:value-type="string">
            <text:p>Participer au chat d’une balade</text:p>
          </table:table-cell>
          <table:table-cell table:style-name="ce26"/>
          <table:table-cell table:style-name="ce7" table:number-columns-repeated="3"/>
          <table:table-cell table:style-name="ce16" table:number-columns-repeated="1019"/>
        </table:table-row>
        <table:table-row table:style-name="ro11">
          <table:table-cell office:value-type="string" calcext:value-type="string">
            <text:p>Accéder au chat dès que je suis inscrit</text:p>
          </table:table-cell>
          <table:table-cell/>
          <table:table-cell table:style-name="ce7" office:value-type="string" calcext:value-type="string">
            <text:p>S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Création de la logique globale et de l’interface du chat</text:p>
          </table:table-cell>
          <table:table-cell table:style-name="ce16" table:number-columns-repeated="1019"/>
        </table:table-row>
        <table:table-row table:style-name="ro11">
          <table:table-cell office:value-type="string" calcext:value-type="string">
            <text:p>Envoyer des messages sur le chat</text:p>
          </table:table-cell>
          <table:table-cell office:value-type="string" calcext:value-type="string">
            <text:p>Échanger avec les autres participants avant la balad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Recevoir des messages sur le chat</text:p>
          </table:table-cell>
          <table:table-cell office:value-type="string" calcext:value-type="string">
            <text:p>Etre informé de toute information en direct et pouvoir y réagir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table:style-name="ce26" office:value-type="string" calcext:value-type="string">
            <text:p>Recevoir des notifications</text:p>
          </table:table-cell>
          <table:table-cell table:style-name="ce26"/>
          <table:table-cell table:style-name="ce7" table:number-columns-repeated="3"/>
          <table:table-cell table:style-name="ce16" table:number-columns-repeated="1019"/>
        </table:table-row>
        <table:table-row table:style-name="ro8">
          <table:table-cell office:value-type="string" calcext:value-type="string">
            <text:p>Recevoir des notification de tout changement de l’annonce</text:p>
          </table:table-cell>
          <table:table-cell office:value-type="string" calcext:value-type="string">
            <text:p>Être immédiatement au courant si l’heure, le lieu ou d’autres détails évoluent. 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réation des services de notification</text:p>
          </table:table-cell>
          <table:table-cell table:style-name="ce16" table:number-columns-repeated="1019"/>
        </table:table-row>
        <table:table-row table:style-name="ro8">
          <table:table-cell office:value-type="string" calcext:value-type="string">
            <text:p>Recevoir des notifications du chat</text:p>
          </table:table-cell>
          <table:table-cell office:value-type="string" calcext:value-type="string">
            <text:p>Rester informé des échanges entre participants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8">
          <table:table-cell table:style-name="ce26" office:value-type="string" calcext:value-type="string">
            <text:p>Accéder aux Feed-back</text:p>
          </table:table-cell>
          <table:table-cell table:style-name="ce26"/>
          <table:table-cell table:style-name="ce7" table:number-columns-repeated="3"/>
          <table:table-cell table:style-name="ce16" table:number-columns-repeated="1019"/>
        </table:table-row>
        <table:table-row table:style-name="ro8">
          <table:table-cell office:value-type="string" calcext:value-type="string">
            <text:p>Envoyer des feed-back contenant des photos, du texte et une note globale</text:p>
          </table:table-cell>
          <table:table-cell office:value-type="string" calcext:value-type="string">
            <text:p>Partager mon expérience et alimenter la banque de photo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ulter les feed-back de la balade à laquelle j’ai été</text:p>
          </table:table-cell>
          <table:table-cell office:value-type="string" calcext:value-type="string">
            <text:p>Voir les retours des autres participants et revivre l’événement à travers leurs photos et commentair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</table:table>
      <table:table table:name="UserStories and Moswow" table:style-name="ta1">
        <table:table-column table:style-name="co7" table:default-cell-style-name="ce40"/>
        <table:table-column table:style-name="co8" table:default-cell-style-name="ce4"/>
        <table:table-column table:style-name="co9" table:default-cell-style-name="ce4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Default"/>
        <table:table-column table:style-name="co6" table:number-columns-repeated="1017" table:default-cell-style-name="Default"/>
        <table:table-row table:style-name="ro12">
          <table:table-cell table:style-name="ce2"/>
          <table:table-cell table:style-name="ce38" office:value-type="string" calcext:value-type="string">
            <text:p>Coefs planing poker</text:p>
          </table:table-cell>
          <table:table-cell table:style-name="ce32" office:value-type="string" calcext:value-type="string">
            <text:p>Durée</text:p>
          </table:table-cell>
          <table:table-cell table:style-name="ce32" table:number-columns-repeated="4"/>
          <table:table-cell table:number-columns-repeated="1017"/>
        </table:table-row>
        <table:table-row table:style-name="ro12">
          <table:table-cell table:style-name="ce2"/>
          <table:table-cell table:style-name="ce38" office:value-type="float" office:value="1" calcext:value-type="float">
            <text:p>1</text:p>
          </table:table-cell>
          <table:table-cell table:style-name="ce32" office:value-type="float" office:value="0.5" calcext:value-type="float">
            <text:p>0,5</text:p>
          </table:table-cell>
          <table:table-cell table:style-name="ce32" table:number-columns-repeated="4"/>
          <table:table-cell table:number-columns-repeated="1017"/>
        </table:table-row>
        <table:table-row table:style-name="ro12">
          <table:table-cell table:style-name="ce2"/>
          <table:table-cell table:style-name="ce3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number-columns-repeated="1017"/>
        </table:table-row>
        <table:table-row table:style-name="ro12">
          <table:table-cell table:style-name="ce2"/>
          <table:table-cell table:style-name="ce38" office:value-type="float" office:value="3" calcext:value-type="float">
            <text:p>3</text:p>
          </table:table-cell>
          <table:table-cell table:style-name="ce32" office:value-type="float" office:value="1.5" calcext:value-type="float">
            <text:p>1,5</text:p>
          </table:table-cell>
          <table:table-cell table:style-name="ce32" table:number-columns-repeated="4"/>
          <table:table-cell table:number-columns-repeated="1017"/>
        </table:table-row>
        <table:table-row table:style-name="ro12">
          <table:table-cell table:style-name="ce2"/>
          <table:table-cell table:style-name="ce38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4"/>
          <table:table-cell table:number-columns-repeated="1017"/>
        </table:table-row>
        <table:table-row table:style-name="ro12">
          <table:table-cell table:style-name="ce2"/>
          <table:table-cell table:style-name="ce38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En tant que…</text:p>
          </table:table-cell>
          <table:table-cell table:style-name="ce53" office:value-type="string" calcext:value-type="string">
            <text:p>Je veux…</text:p>
          </table:table-cell>
          <table:table-cell table:style-name="ce12" office:value-type="string" calcext:value-type="string">
            <text:p><text:s/>Afin de…</text:p>
          </table:table-cell>
          <table:table-cell table:style-name="ce12" office:value-type="string" calcext:value-type="string">
            <text:p>Priorité</text:p>
          </table:table-cell>
          <table:table-cell table:style-name="ce12" office:value-type="string" calcext:value-type="string">
            <text:p>PlanningPokerResults</text:p>
            <text:p>1/5</text:p>
          </table:table-cell>
          <table:table-cell table:style-name="ce12" office:value-type="string" calcext:value-type="string">
            <text:p>Commentaire</text:p>
          </table:table-cell>
          <table:table-cell table:style-name="ce12" office:value-type="string" calcext:value-type="string">
            <text:p>Durée estimée</text:p>
          </table:table-cell>
          <table:table-cell table:number-columns-repeated="1017"/>
        </table:table-row>
        <table:table-row table:style-name="ro2">
          <table:table-cell/>
          <table:table-cell table:style-name="ce21" office:value-type="string" calcext:value-type="string">
            <text:p>Créer et Gérer un compte</text:p>
          </table:table-cell>
          <table:table-cell table:style-name="ce26"/>
          <table:table-cell table:number-columns-repeated="1021"/>
        </table:table-row>
        <table:table-row table:style-name="ro2">
          <table:table-cell office:value-type="string" calcext:value-type="string">
            <text:p>Visiteur</text:p>
          </table:table-cell>
          <table:table-cell office:value-type="string" calcext:value-type="string">
            <text:p>M’inscrire </text:p>
          </table:table-cell>
          <table:table-cell office:value-type="string" calcext:value-type="string">
            <text:p>Accéder aux fonctionnalités de l’application et participer aux balades</text:p>
          </table:table-cell>
          <table:table-cell table:style-name="ce39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éation de compte avec pseudo, mot de passe, photo, localisation, et vérification par mail (ou autre méthode)</text:p>
          </table:table-cell>
          <table:table-cell table:formula="of:=VLOOKUP([.E9]; [.$B$2:.$C$6]; 2; 0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Me connecter</text:p>
          </table:table-cell>
          <table:table-cell office:value-type="string" calcext:value-type="string">
            <text:p>Utiliser la totalité des fonctionnalités de l’application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hentification sécurisée avec vérification des identifiants et gestion des erreurs</text:p>
          </table:table-cell>
          <table:table-cell table:formula="of:=VLOOKUP([.E10]; [.$B$2:.$C$6]; 2; 0)" office:value-type="float" office:value="1.5" calcext:value-type="float">
            <text:p>1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Modifier mes informations de profil</text:p>
          </table:table-cell>
          <table:table-cell office:value-type="string" calcext:value-type="string">
            <text:p>Mettre à jour mes données personnelles et afficher les bonnes informations aux autres utilisateurs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e en place d’un formulaire simple avec photo</text:p>
          </table:table-cell>
          <table:table-cell table:formula="of:=VLOOKUP([.E11]; [.$B$2:.$C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Utilisateur</text:p>
          </table:table-cell>
          <table:table-cell office:value-type="string" calcext:value-type="string">
            <text:p>Modifier ma <text:span text:style-name="T2">localisation </text:span>à un instant t – depuis toutes les pages</text:p>
          </table:table-cell>
          <table:table-cell office:value-type="string" calcext:value-type="string">
            <text:p>Adapter les suggestions de balades à ma position actuelle</text:p>
          </table:table-cell>
          <table:table-cell table:style-name="ce7"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style-name="ce54" office:value-type="string" calcext:value-type="string">
            <text:p><text:span text:style-name="T7">PREMIERE MISE EN PLACE du service de géolocalisation</text:span></text:p>
            <text:p>1,Manuellement par formulaire </text:p>
            <text:p><text:span text:style-name="T3">→ Nécessite la mise en place de </text:span><text:span text:style-name="T8">la récupération des données de </text:span><text:span text:style-name="T9"> </text:span><text:span text:style-name="T10">l’api geo.gouv </text:span></text:p>
            <text:p>2, ou par acceptation de géolocalisation</text:p>
          </table:table-cell>
          <table:table-cell table:formula="of:=VLOOKUP([.E12]; [.$B$2:.$C$6]; 2; 0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Supprimer mon compte</text:p>
          </table:table-cell>
          <table:table-cell office:value-type="string" calcext:value-type="string">
            <text:p>Quitter la plateforme et effacer mes données personnelles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e en place d’un formulaire simple – traitement à faire en conformité avec les RGPD</text:p>
          </table:table-cell>
          <table:table-cell table:formula="of:=VLOOKUP([.E13]; [.$B$2:.$C$6]; 2; 0)" office:value-type="float" office:value="1.5" calcext:value-type="float">
            <text:p>1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Choisir mes préférences de notifications</text:p>
          </table:table-cell>
          <table:table-cell office:value-type="string" calcext:value-type="string">
            <text:p>Recevoir uniquement les informations qui m’intéressent sans être submergé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e en place d’un formulaire + configuration du système de notifications de l’utilisateur</text:p>
          </table:table-cell>
          <table:table-cell table:formula="of:=VLOOKUP([.E14]; [.$B$2:.$C$6]; 2; 0)" office:value-type="float" office:value="1.5" calcext:value-type="float">
            <text:p>1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Ajouter les informations sur mon chien</text:p>
          </table:table-cell>
          <table:table-cell office:value-type="string" calcext:value-type="string">
            <text:p>Les autres utilisateurs puissent avoir une idée de la taille, comportement,tempérament...de mon chien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e en place d’un formulaire simple</text:p>
          </table:table-cell>
          <table:table-cell table:formula="of:=VLOOKUP([.E15]; [.$B$2:.$C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siteur et Utilisateur</text:p>
          </table:table-cell>
          <table:table-cell office:value-type="string" calcext:value-type="string">
            <text:p>Contacter les administrateurs de l’application</text:p>
          </table:table-cell>
          <table:table-cell office:value-type="string" calcext:value-type="string">
            <text:p>Communiquer avec l’entreprise, pour toute informatio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e en place d’un formulaire de contact </text:p>
          </table:table-cell>
          <table:table-cell table:formula="of:=VLOOKUP([.E16]; [.$B$2:.$C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Signaler un utilisateur ou du contenu non approprié ou contraire aux RGPD</text:p>
          </table:table-cell>
          <table:table-cell office:value-type="string" calcext:value-type="string">
            <text:p>Enclencher un contrôle afin de garantir un espace sûr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e en place d’un formulaire de contact </text:p>
          </table:table-cell>
          <table:table-cell table:formula="of:=VLOOKUP([.E17]; [.$B$2:.$C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7"/>
          <table:table-cell table:style-name="ce40"/>
          <table:table-cell table:number-columns-repeated="3"/>
          <table:table-cell table:formula="of:=VLOOKUP([.E18]; [.$B$2:.$C$6]; 2; 0)" office:value-type="string" office:string-value="" calcext:value-type="error">
            <text:p>#N/D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ce17" office:value-type="string" calcext:value-type="string">
            <text:p>Gérer une annonce (balade)</text:p>
          </table:table-cell>
          <table:table-cell table:style-name="ce28"/>
          <table:table-cell table:style-name="ce38"/>
          <table:table-cell table:number-columns-repeated="2"/>
          <table:table-cell table:formula="of:=VLOOKUP([.E19]; [.$B$2:.$C$6]; 2; 0)" office:value-type="string" office:string-value="" calcext:value-type="error">
            <text:p>#N/D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Utilisateur</text:p>
          </table:table-cell>
          <table:table-cell table:style-name="ce8" office:value-type="string" calcext:value-type="string">
            <text:p>Créer une annonce</text:p>
          </table:table-cell>
          <table:table-cell office:value-type="string" calcext:value-type="string">
            <text:p>Préparer une annonce que je compte poster pour sortir mon chien avec d’autres maîtres pour me sentir moins</text:p>
            <text:p>Seul et partager des conseils, informations…</text:p>
          </table:table-cell>
          <table:table-cell table:style-name="ce39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<text:span text:style-name="T11">PREMIERE MISE EN PLACE de l’input texte pour suggestion des villes au fur et à mesure de la complétion</text:span></text:p>
            <text:p><text:span text:style-name="T11">Par l’utilisateur via l’api geo.gouv </text:span></text:p>
            <text:p><text:span text:style-name="T3">Formulaire avec nom, description, heure et date, photo principale, thème, nombre max participants, </text:span></text:p>
            <text:p><text:span text:style-name="T3">Checkbox pour définir que l’annonce postée sera réutilisable ou ponctuelle,</text:span></text:p>
            <text:p><text:span text:style-name="T3">Différenciation du lieu : lieu customisé ou parc déjà référencé </text:span></text:p>
            <text:p><text:span text:style-name="T7">→ Nécessite un formulaire récupérant les parcs référencés (Création de données factices en BDD si inexistants) </text:span></text:p>
            <text:p><text:span text:style-name="T7">et la récupération des données de </text:span><text:span text:style-name="T12"> </text:span><text:span text:style-name="T13">l’api geo.gouv </text:span></text:p>
            <text:p><text:span text:style-name="T3">pour créer le champ texte récupérant et suggérant les villes au fur et à mesure de la complétion du champ par le client</text:span></text:p>
          </table:table-cell>
          <table:table-cell table:formula="of:=VLOOKUP([.E20]; [.$B$2:.$C$6]; 2; 0)" office:value-type="float" office:value="5" calcext:value-type="float">
            <text:p>5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table:style-name="ce8" office:value-type="string" calcext:value-type="string">
            <text:p>Poster une annonce </text:p>
          </table:table-cell>
          <table:table-cell office:value-type="string" calcext:value-type="string">
            <text:p>Publier définitivement l’annonce que j’ai crée</text:p>
          </table:table-cell>
          <table:table-cell table:style-name="ce39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Simple validation du formulaire préparé</text:p>
          </table:table-cell>
          <table:table-cell table:formula="of:=VLOOKUP([.E21]; [.$B$2:.$C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16">
          <table:table-cell office:value-type="string" calcext:value-type="string">
            <text:p>Utilisateur</text:p>
          </table:table-cell>
          <table:table-cell office:value-type="string" calcext:value-type="string">
            <text:p>Modifier une annonce</text:p>
          </table:table-cell>
          <table:table-cell office:value-type="string" calcext:value-type="string">
            <text:p><text:span text:style-name="T3">1. Ajuster l’annonce car elle ne correspond pas ou plus exactement à l’évènement tel qu’il a été publié</text:span></text:p>
            <text:p>2. Prévenir les inscrits d’un changement de programme grâce au déclenchement d’ une alerte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style-name="ce55" office:value-type="string" calcext:value-type="string">
            <text:p><text:span text:style-name="T7">PREMIERE  mise en place du système de notifications</text:span></text:p>
            <text:p>Mise en place d’un formulaire simple. Va enclencher d’éventuelles notifications</text:p>
          </table:table-cell>
          <table:table-cell table:formula="of:=VLOOKUP([.E22]; [.$B$2:.$C$6]; 2; 0)" office:value-type="float" office:value="5" calcext:value-type="float">
            <text:p>5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Utilisateur</text:p>
          </table:table-cell>
          <table:table-cell office:value-type="string" calcext:value-type="string">
            <text:p>Supprimer une annonce</text:p>
          </table:table-cell>
          <table:table-cell office:value-type="string" calcext:value-type="string">
            <text:p>Empêcher des participants de s’y ajouter et prévenir les participants déjà inscrits de l’annulation grâce au</text:p>
            <text:p>Déclenchement d’une alerte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<text:span text:style-name="T3">Mise en place d’un formulaire simple. Va enclencher d’éventuelles notifications</text:span></text:p>
            <text:p>→ Nécessite la mise en place du système de notifications</text:p>
          </table:table-cell>
          <table:table-cell table:formula="of:=VLOOKUP([.E23]; [.$B$2:.$C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table:style-name="ce5" office:value-type="string" calcext:value-type="string">
            <text:p>Poster une annonce qui est une copie d’une ancienne</text:p>
          </table:table-cell>
          <table:table-cell office:value-type="string" calcext:value-type="string">
            <text:p>Gagner du temps si j’organise souvent les mêmes balad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e en place d’un formulaire simple</text:p>
          </table:table-cell>
          <table:table-cell table:formula="of:=VLOOKUP([.E24]; [.$B$2:.$C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office:value-type="string" calcext:value-type="string">
            <text:p>Créer une annonce dans un lieu référencé comme parc</text:p>
          </table:table-cell>
          <table:table-cell office:value-type="string" calcext:value-type="string">
            <text:p>Proposer un lieu connu et adapté aux chiens.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t dans la partie Création d’une annonce</text:p>
          </table:table-cell>
          <table:table-cell table:formula="of:=VLOOKUP([.E25]; [.$B$2:.$C$6]; 2; 0)" office:value-type="string" office:string-value="" calcext:value-type="error">
            <text:p>#N/D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office:value-type="string" calcext:value-type="string">
            <text:p>Créer une annonce dans un lieu customisé</text:p>
          </table:table-cell>
          <table:table-cell office:value-type="string" calcext:value-type="string">
            <text:p>Organiser une balade dans un endroit moins connu ou privé.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t dans la partie Création d’une annonce</text:p>
          </table:table-cell>
          <table:table-cell table:formula="of:=VLOOKUP([.E26]; [.$B$2:.$C$6]; 2; 0)" office:value-type="string" office:string-value="" calcext:value-type="error">
            <text:p>#N/D</text:p>
          </table:table-cell>
          <table:table-cell table:number-columns-repeated="1017"/>
        </table:table-row>
        <table:table-row table:style-name="ro15">
          <table:table-cell table:style-name="ce7" table:number-columns-repeated="6"/>
          <table:table-cell table:formula="of:=VLOOKUP([.E27]; [.$B$2:.$C$6]; 2; 0)" office:value-type="string" office:string-value="" calcext:value-type="error">
            <text:p>#N/D</text:p>
          </table:table-cell>
          <table:table-cell table:style-name="ce16" table:number-columns-repeated="1017"/>
        </table:table-row>
        <table:table-row table:style-name="ro15">
          <table:table-cell table:style-name="Default"/>
          <table:table-cell table:style-name="ce21" office:value-type="string" calcext:value-type="string">
            <text:p>Consulter les annonces (balades)</text:p>
          </table:table-cell>
          <table:table-cell table:style-name="ce26"/>
          <table:table-cell table:number-columns-repeated="3"/>
          <table:table-cell table:formula="of:=VLOOKUP([.E28]; [.$B$2:.$C$6]; 2; 0)" office:value-type="string" office:string-value="" calcext:value-type="error">
            <text:p>#N/D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Utilisateur</text:p>
          </table:table-cell>
          <table:table-cell office:value-type="string" calcext:value-type="string">
            <text:p>Voir toutes les annonces <text:span text:style-name="T2">autour de moi</text:span></text:p>
          </table:table-cell>
          <table:table-cell office:value-type="string" calcext:value-type="string">
            <text:p>Visualiser rapidement l’ensemble des balades prévues susceptible de me correspondre</text:p>
          </table:table-cell>
          <table:table-cell table:style-name="ce39" office:value-type="string" calcext:value-type="string">
            <text:p>M</text:p>
          </table:table-cell>
          <table:table-cell table:style-name="ce7" office:value-type="float" office:value="4" calcext:value-type="float">
            <text:p>4</text:p>
          </table:table-cell>
          <table:table-cell table:style-name="ce54" office:value-type="string" calcext:value-type="string">
            <text:p>Filtrer selon localisation actuelle de l’utilisateur ( modifiable à tout moment- voir dans « Créer et gérer un compte)</text:p>
            <text:p><text:span text:style-name="T3">→ Nécessite l’implémentation du service de géolocalisation</text:span></text:p>
            <text:p><text:span text:style-name="T3">Travail en Front ++</text:span></text:p>
          </table:table-cell>
          <table:table-cell table:formula="of:=VLOOKUP([.E29]; [.$B$2:.$C$6]; 2; 0)" office:value-type="float" office:value="3" calcext:value-type="float">
            <text:p>3</text:p>
          </table:table-cell>
          <table:table-cell table:style-name="ce16"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office:value-type="string" calcext:value-type="string">
            <text:p>Filtrer la vue des annonces selon mes critères :</text:p>
            <text:p>(si la promenade est à thème ou par localisation…)</text:p>
          </table:table-cell>
          <table:table-cell office:value-type="string" calcext:value-type="string">
            <text:p>Trouver plus rapidement une balade qui correspond à mes envi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E30]; [.$B$2:.$C$6]; 2; 0)" office:value-type="float" office:value="1.5" calcext:value-type="float">
            <text:p>1,5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office:value-type="string" calcext:value-type="string">
            <text:p>Trier la vue des annonces selon mes critères :</text:p>
            <text:p>(date, thème ou non, places <text:span text:style-name="T1">disponibles</text:span>, note organisateur…)</text:p>
          </table:table-cell>
          <table:table-cell office:value-type="string" calcext:value-type="string">
            <text:p>Trouver plus rapidement une balade qui correspond à mes envies</text:p>
          </table:table-cell>
          <table:table-cell office:value-type="string" calcext:value-type="string">
            <text:p>S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formula="of:=VLOOKUP([.E31]; [.$B$2:.$C$6]; 2; 0)" office:value-type="float" office:value="1.5" calcext:value-type="float">
            <text:p>1,5</text:p>
          </table:table-cell>
          <table:table-cell table:style-name="ce16"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office:value-type="string" calcext:value-type="string">
            <text:p>Consulter le profil des participants et leurs chiens</text:p>
          </table:table-cell>
          <table:table-cell table:style-name="ce61" office:value-type="string" calcext:value-type="string">
            <text:p><text:span text:style-name="T4">Évaluer la</text:span><text:span text:style-name="T5"> compatibilité entre les animaux, </text:span><text:span text:style-name="T6">voir si cela me correspond</text:span>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vail en Front ++</text:p>
          </table:table-cell>
          <table:table-cell table:formula="of:=VLOOKUP([.E32]; [.$B$2:.$C$6]; 2; 0)" office:value-type="float" office:value="3" calcext:value-type="float">
            <text:p>3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office:value-type="string" calcext:value-type="string">
            <text:p>Consulter les textes des feed-back des anciennes balades de l’organisateur</text:p>
          </table:table-cell>
          <table:table-cell office:value-type="string" calcext:value-type="string">
            <text:p>Évaluer la qualité des événements passés et savoir si cela correspond à mes attentes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vail en Front ++</text:p>
          </table:table-cell>
          <table:table-cell table:formula="of:=VLOOKUP([.E33]; [.$B$2:.$C$6]; 2; 0)" office:value-type="float" office:value="3" calcext:value-type="float">
            <text:p>3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office:value-type="string" calcext:value-type="string">
            <text:p>Voir les détails d’une annonce</text:p>
          </table:table-cell>
          <table:table-cell office:value-type="string" calcext:value-type="string">
            <text:p>Savoir précisément où, quand et comment elle se déroule avant de m’inscrire</text:p>
          </table:table-cell>
          <table:table-cell table:style-name="ce39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E34]; [.$B$2:.$C$6]; 2; 0)" office:value-type="float" office:value="5" calcext:value-type="float">
            <text:p>5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office:value-type="string" calcext:value-type="string">
            <text:p>Voir qui est inscrit à la balade</text:p>
          </table:table-cell>
          <table:table-cell office:value-type="string" calcext:value-type="string">
            <text:p>Afin d’avoir une idée des participants et de l’ambiance prévu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formula="of:=VLOOKUP([.E35]; [.$B$2:.$C$6]; 2; 0)" office:value-type="float" office:value="1.5" calcext:value-type="float">
            <text:p>1,5</text:p>
          </table:table-cell>
          <table:table-cell table:style-name="ce16" table:number-columns-repeated="13"/>
          <table:table-cell table:style-name="ce6" table:number-columns-repeated="1004"/>
        </table:table-row>
        <table:table-row table:style-name="ro15">
          <table:table-cell office:value-type="string" calcext:value-type="string">
            <text:p>Utilisateur</text:p>
          </table:table-cell>
          <table:table-cell office:value-type="string" calcext:value-type="string">
            <text:p>Avoir une vue sur une carte geo des balades prévues</text:p>
          </table:table-cell>
          <table:table-cell office:value-type="string" calcext:value-type="string">
            <text:p>Visualiser rapidement ou sont les balades prévues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e en place carte interactive leaflet et positionnement des logos selon la localisation des annonces en BDD</text:p>
          </table:table-cell>
          <table:table-cell table:formula="of:=VLOOKUP([.E36]; [.$B$2:.$C$6]; 2; 0)" office:value-type="float" office:value="3" calcext:value-type="float">
            <text:p>3</text:p>
          </table:table-cell>
          <table:table-cell table:number-columns-repeated="1017"/>
        </table:table-row>
        <table:table-row table:style-name="ro15">
          <table:table-cell table:style-name="ce52"/>
          <table:table-cell table:style-name="ce7" table:number-columns-repeated="2"/>
          <table:table-cell table:number-columns-repeated="3"/>
          <table:table-cell table:formula="of:=VLOOKUP([.E37]; [.$B$2:.$C$6]; 2; 0)" office:value-type="string" office:string-value="" calcext:value-type="error">
            <text:p>#N/D</text:p>
          </table:table-cell>
          <table:table-cell table:number-columns-repeated="1017"/>
        </table:table-row>
        <table:table-row table:style-name="ro15">
          <table:table-cell table:style-name="ce52"/>
          <table:table-cell table:style-name="ce21" office:value-type="string" calcext:value-type="string">
            <text:p>Participer à une balade</text:p>
          </table:table-cell>
          <table:table-cell table:style-name="ce26"/>
          <table:table-cell table:number-columns-repeated="3"/>
          <table:table-cell table:formula="of:=VLOOKUP([.E38]; [.$B$2:.$C$6]; 2; 0)" office:value-type="string" office:string-value="" calcext:value-type="error">
            <text:p>#N/D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table:style-name="ce8" office:value-type="string" calcext:value-type="string">
            <text:p>M’inscrire à une balade</text:p>
          </table:table-cell>
          <table:table-cell office:value-type="string" calcext:value-type="string">
            <text:p>Participer à une balade qui me correspond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ple click sur bouton + Envoi confirmation par email</text:p>
          </table:table-cell>
          <table:table-cell table:formula="of:=VLOOKUP([.E39]; [.$B$2:.$C$6]; 2; 0)" office:value-type="float" office:value="1.5" calcext:value-type="float">
            <text:p>1,5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table:style-name="ce8" office:value-type="string" calcext:value-type="string">
            <text:p>Annuler mon inscription</text:p>
          </table:table-cell>
          <table:table-cell office:value-type="string" calcext:value-type="string">
            <text:p>Libérer ma place si je ne peux plus participer et permettre à quelqu’un d’autre de s’inscrire</text:p>
          </table:table-cell>
          <table:table-cell table:style-name="ce3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E40]; [.$B$2:.$C$6]; 2; 0)" office:value-type="float" office:value="0.5" calcext:value-type="float">
            <text:p>0,5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Utilisateur</text:p>
          </table:table-cell>
          <table:table-cell office:value-type="string" calcext:value-type="string">
            <text:p>Demander à recevoir des notifications si une place se libère</text:p>
          </table:table-cell>
          <table:table-cell office:value-type="string" calcext:value-type="string">
            <text:p>Être alerté pour pouvoir m’inscrire dès qu’une place se libère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/>
            <text:p>Le bouton visible quand une annonce n’a plus de place → implémenté dans « Voir toutes les détails d’une annonce»</text:p>
            <text:p>Mise en place de la notification demandée par l’utilisateur</text:p>
            <text:p><text:span text:style-name="T3">→ Nécessite la mise en place du système de notifications</text:span></text:p>
          </table:table-cell>
          <table:table-cell table:formula="of:=VLOOKUP([.E41]; [.$B$2:.$C$6]; 2; 0)" office:value-type="float" office:value="3" calcext:value-type="float">
            <text:p>3</text:p>
          </table:table-cell>
          <table:table-cell table:number-columns-repeated="1017"/>
        </table:table-row>
        <table:table-row table:style-name="ro15">
          <table:table-cell table:style-name="ce52"/>
          <table:table-cell table:style-name="ce9"/>
          <table:table-cell table:style-name="ce14"/>
          <table:table-cell table:number-columns-repeated="3"/>
          <table:table-cell table:formula="of:=VLOOKUP([.E42]; [.$B$2:.$C$6]; 2; 0)" office:value-type="string" office:string-value="" calcext:value-type="error">
            <text:p>#N/D</text:p>
          </table:table-cell>
          <table:table-cell table:number-columns-repeated="1017"/>
        </table:table-row>
        <table:table-row table:style-name="ro15">
          <table:table-cell table:style-name="ce52"/>
          <table:table-cell table:style-name="ce21" office:value-type="string" calcext:value-type="string">
            <text:p>Commander un album photo</text:p>
          </table:table-cell>
          <table:table-cell table:style-name="ce26"/>
          <table:table-cell table:number-columns-repeated="3"/>
          <table:table-cell table:formula="of:=VLOOKUP([.E43]; [.$B$2:.$C$6]; 2; 0)" office:value-type="string" office:string-value="" calcext:value-type="error">
            <text:p>#N/D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office:value-type="string" calcext:value-type="string">
            <text:p>Sélectionner les photos des balades auxquelles j’ai participé pour en faire un album</text:p>
          </table:table-cell>
          <table:table-cell office:value-type="string" calcext:value-type="string">
            <text:p>Sélectionner les photos qui me plaisent le plus pour faire mon album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vail Front ++ , Requêtes complexes ,tri ,preview, UX fluide</text:p>
          </table:table-cell>
          <table:table-cell table:formula="of:=VLOOKUP([.E44]; [.$B$2:.$C$6]; 2; 0)" office:value-type="float" office:value="5" calcext:value-type="float">
            <text:p>5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Système</text:p>
          </table:table-cell>
          <table:table-cell office:value-type="string" calcext:value-type="string">
            <text:p>Valider l’achat de mon album photo</text:p>
          </table:table-cell>
          <table:table-cell office:value-type="string" calcext:value-type="string">
            <text:p>Recevoir l’album que j’ai crée 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idation panier, paiement, sécurisé, gestion erreurs, envoi confirmation, enregistrement commande en BDD…</text:p>
          </table:table-cell>
          <table:table-cell table:formula="of:=VLOOKUP([.E45]; [.$B$2:.$C$6]; 2; 0)" office:value-type="float" office:value="5" calcext:value-type="float">
            <text:p>5</text:p>
          </table:table-cell>
          <table:table-cell table:number-columns-repeated="1017"/>
        </table:table-row>
        <table:table-row table:style-name="ro15">
          <table:table-cell table:style-name="ce7" table:number-columns-repeated="6"/>
          <table:table-cell table:formula="of:=VLOOKUP([.E46]; [.$B$2:.$C$6]; 2; 0)" office:value-type="string" office:string-value="" calcext:value-type="error">
            <text:p>#N/D</text:p>
          </table:table-cell>
          <table:table-cell table:style-name="ce16" table:number-columns-repeated="1017"/>
        </table:table-row>
        <table:table-row table:style-name="ro15">
          <table:table-cell/>
          <table:table-cell table:style-name="ce21" office:value-type="string" calcext:value-type="string">
            <text:p>Participer au chat d’une balade</text:p>
          </table:table-cell>
          <table:table-cell table:style-name="ce26"/>
          <table:table-cell table:style-name="ce7" table:number-columns-repeated="3"/>
          <table:table-cell table:formula="of:=VLOOKUP([.E47]; [.$B$2:.$C$6]; 2; 0)" office:value-type="string" office:string-value="" calcext:value-type="error">
            <text:p>#N/D</text:p>
          </table:table-cell>
          <table:table-cell table:style-name="ce16" table:number-columns-repeated="1017"/>
        </table:table-row>
        <table:table-row table:style-name="ro15">
          <table:table-cell office:value-type="string" calcext:value-type="string">
            <text:p>Utilisateur inscrit à une balade</text:p>
          </table:table-cell>
          <table:table-cell office:value-type="string" calcext:value-type="string">
            <text:p>Accéder au chat dès que je suis inscrit</text:p>
          </table:table-cell>
          <table:table-cell/>
          <table:table-cell table:style-name="ce7" office:value-type="string" calcext:value-type="string">
            <text:p>S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Travail Front ++ , </text:p>
            <text:p>Création de la logique globale et de l’interface du chat</text:p>
          </table:table-cell>
          <table:table-cell table:formula="of:=VLOOKUP([.E48]; [.$B$2:.$C$6]; 2; 0)" office:value-type="float" office:value="5" calcext:value-type="float">
            <text:p>5</text:p>
          </table:table-cell>
          <table:table-cell table:style-name="ce16" table:number-columns-repeated="1017"/>
        </table:table-row>
        <table:table-row table:style-name="ro15">
          <table:table-cell office:value-type="string" calcext:value-type="string">
            <text:p>Utilisateur inscrit à une balade</text:p>
          </table:table-cell>
          <table:table-cell office:value-type="string" calcext:value-type="string">
            <text:p>Envoyer des messages sur le chat</text:p>
          </table:table-cell>
          <table:table-cell office:value-type="string" calcext:value-type="string">
            <text:p>Échanger avec les autres participants avant la balade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E49]; [.$B$2:.$C$6]; 2; 0)" office:value-type="float" office:value="1.5" calcext:value-type="float">
            <text:p>1,5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 inscrit à une balade</text:p>
          </table:table-cell>
          <table:table-cell office:value-type="string" calcext:value-type="string">
            <text:p>Recevoir des messages sur le chat</text:p>
          </table:table-cell>
          <table:table-cell office:value-type="string" calcext:value-type="string">
            <text:p>Être informé de toute information en direct et pouvoir y réagir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E50]; [.$B$2:.$C$6]; 2; 0)" office:value-type="float" office:value="1.5" calcext:value-type="float">
            <text:p>1,5</text:p>
          </table:table-cell>
          <table:table-cell table:number-columns-repeated="1017"/>
        </table:table-row>
        <table:table-row table:style-name="ro15">
          <table:table-cell/>
          <table:table-cell table:style-name="ce21" office:value-type="string" calcext:value-type="string">
            <text:p>Recevoir des notifications</text:p>
          </table:table-cell>
          <table:table-cell table:style-name="ce26"/>
          <table:table-cell table:style-name="ce7" table:number-columns-repeated="3"/>
          <table:table-cell table:formula="of:=VLOOKUP([.E51]; [.$B$2:.$C$6]; 2; 0)" office:value-type="string" office:string-value="" calcext:value-type="error">
            <text:p>#N/D</text:p>
          </table:table-cell>
          <table:table-cell table:style-name="ce16" table:number-columns-repeated="1017"/>
        </table:table-row>
        <table:table-row table:style-name="ro15">
          <table:table-cell office:value-type="string" calcext:value-type="string">
            <text:p>Utilisateur inscrit à une balade</text:p>
          </table:table-cell>
          <table:table-cell office:value-type="string" calcext:value-type="string">
            <text:p>Recevoir des notification de tout changement de l’annonce</text:p>
          </table:table-cell>
          <table:table-cell office:value-type="string" calcext:value-type="string">
            <text:p>Être immédiatement au courant si l’heure, le lieu ou d’autres détails évoluent. 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4" calcext:value-type="float">
            <text:p>4</text:p>
          </table:table-cell>
          <table:table-cell table:style-name="ce55" office:value-type="string" calcext:value-type="string">
            <text:p>→ Nécessite la mise en place du système de notifications</text:p>
          </table:table-cell>
          <table:table-cell table:formula="of:=VLOOKUP([.E52]; [.$B$2:.$C$6]; 2; 0)" office:value-type="float" office:value="3" calcext:value-type="float">
            <text:p>3</text:p>
          </table:table-cell>
          <table:table-cell table:style-name="ce16" table:number-columns-repeated="1017"/>
        </table:table-row>
        <table:table-row table:style-name="ro15">
          <table:table-cell office:value-type="string" calcext:value-type="string">
            <text:p>Utilisateur inscrit à une balade</text:p>
          </table:table-cell>
          <table:table-cell office:value-type="string" calcext:value-type="string">
            <text:p>Recevoir des notifications du chat</text:p>
          </table:table-cell>
          <table:table-cell office:value-type="string" calcext:value-type="string">
            <text:p>Rester informé des échanges entre participants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→ Nécessite la mise en place du système de notifications</text:p>
          </table:table-cell>
          <table:table-cell table:formula="of:=VLOOKUP([.E53]; [.$B$2:.$C$6]; 2; 0)" office:value-type="float" office:value="3" calcext:value-type="float">
            <text:p>3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 inscrit à une balade</text:p>
          </table:table-cell>
          <table:table-cell office:value-type="string" calcext:value-type="string">
            <text:p>Recevoir des notifications lorsqu’une place dans la balade se libère</text:p>
          </table:table-cell>
          <table:table-cell office:value-type="string" calcext:value-type="string">
            <text:p>Pouvoir m’inscrire avant que d’autres ne prennent la place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style-name="ce55" office:value-type="string" calcext:value-type="string">
            <text:p>→ Nécessite la mise en place du système de notifications</text:p>
          </table:table-cell>
          <table:table-cell table:formula="of:=VLOOKUP([.E54]; [.$B$2:.$C$6]; 2; 0)" office:value-type="float" office:value="3" calcext:value-type="float">
            <text:p>3</text:p>
          </table:table-cell>
          <table:table-cell table:number-columns-repeated="1017"/>
        </table:table-row>
        <table:table-row table:style-name="ro15">
          <table:table-cell/>
          <table:table-cell table:style-name="ce21" office:value-type="string" calcext:value-type="string">
            <text:p>Accéder aux Feedback</text:p>
          </table:table-cell>
          <table:table-cell table:style-name="ce26"/>
          <table:table-cell table:style-name="ce7" table:number-columns-repeated="3"/>
          <table:table-cell table:formula="of:=VLOOKUP([.E55]; [.$B$2:.$C$6]; 2; 0)" office:value-type="string" office:string-value="" calcext:value-type="error">
            <text:p>#N/D</text:p>
          </table:table-cell>
          <table:table-cell table:style-name="ce16" table:number-columns-repeated="1017"/>
        </table:table-row>
        <table:table-row table:style-name="ro15">
          <table:table-cell office:value-type="string" calcext:value-type="string">
            <text:p>Utilisateur inscrit à une balade</text:p>
          </table:table-cell>
          <table:table-cell office:value-type="string" calcext:value-type="string">
            <text:p>Envoyer des feed-back contenant des photos, du texte et une note globale</text:p>
          </table:table-cell>
          <table:table-cell office:value-type="string" calcext:value-type="string">
            <text:p>Partager mon expérience et alimenter la banque de photo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e en place d’un Formulaire avec texte et photos</text:p>
          </table:table-cell>
          <table:table-cell table:formula="of:=VLOOKUP([.E56]; [.$B$2:.$C$6]; 2; 0)" office:value-type="float" office:value="3" calcext:value-type="float">
            <text:p>3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 inscrit à une balade</text:p>
          </table:table-cell>
          <table:table-cell office:value-type="string" calcext:value-type="string">
            <text:p>Consulter les feed-back de la balade à laquelle j’ai été</text:p>
          </table:table-cell>
          <table:table-cell office:value-type="string" calcext:value-type="string">
            <text:p>Voir les retours des autres participants et revivre l’événement à travers leurs photos et commentaire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E57]; [.$B$2:.$C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15">
          <table:table-cell table:style-name="ce7" table:number-columns-repeated="6"/>
          <table:table-cell table:formula="of:=VLOOKUP([.E58]; [.$B$2:.$C$6]; 2; 0)" office:value-type="string" office:string-value="" calcext:value-type="error">
            <text:p>#N/D</text:p>
          </table:table-cell>
          <table:table-cell table:style-name="ce16" table:number-columns-repeated="1017"/>
        </table:table-row>
        <table:table-row table:style-name="ro15">
          <table:table-cell table:style-name="Default"/>
          <table:table-cell table:style-name="ce21" office:value-type="string" calcext:value-type="string">
            <text:p>Administration et Régulation</text:p>
          </table:table-cell>
          <table:table-cell table:style-name="ce26"/>
          <table:table-cell table:number-columns-repeated="3"/>
          <table:table-cell table:formula="of:=VLOOKUP([.E59]; [.$B$2:.$C$6]; 2; 0)" office:value-type="string" office:string-value="" calcext:value-type="error">
            <text:p>#N/D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Administrateur</text:p>
          </table:table-cell>
          <table:table-cell office:value-type="string" calcext:value-type="string">
            <text:p>Consulter toutes les annonces publiées</text:p>
          </table:table-cell>
          <table:table-cell office:value-type="string" calcext:value-type="string">
            <text:p>Surveiller leur conformité</text:p>
          </table:table-cell>
          <table:table-cell table:style-name="ce39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E60]; [.$B$2:.$C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Administrateur</text:p>
          </table:table-cell>
          <table:table-cell office:value-type="string" calcext:value-type="string">
            <text:p>Supprimer, modifier, masquer une annonce publiée</text:p>
          </table:table-cell>
          <table:table-cell office:value-type="string" calcext:value-type="string">
            <text:p>Garder une application présentable et conforme à la réglementation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E61]; [.$B$2:.$C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Administrateur</text:p>
          </table:table-cell>
          <table:table-cell office:value-type="string" calcext:value-type="string">
            <text:p>Recevoir des notifications des utilisateurs signalant du contenu inapproprié</text:p>
          </table:table-cell>
          <table:table-cell office:value-type="string" calcext:value-type="string">
            <text:p>réguler le contenu inapproprié</text:p>
          </table:table-cell>
          <table:table-cell table:style-name="ce39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E62]; [.$B$2:.$C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Administrateur</text:p>
          </table:table-cell>
          <table:table-cell office:value-type="string" calcext:value-type="string">
            <text:p>Accéder et modifier les profils des utilisateurs</text:p>
          </table:table-cell>
          <table:table-cell office:value-type="string" calcext:value-type="string">
            <text:p>Modifier les comptes en cas de demande explicite d’un utilisateur ou bannir un utilisateur si besoin</text:p>
          </table:table-cell>
          <table:table-cell table:style-name="ce39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E63]; [.$B$2:.$C$6]; 2; 0)" office:value-type="float" office:value="1.5" calcext:value-type="float">
            <text:p>1,5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Administrateur</text:p>
          </table:table-cell>
          <table:table-cell office:value-type="string" calcext:value-type="string">
            <text:p>Supprimer un compte utilisateur</text:p>
          </table:table-cell>
          <table:table-cell office:value-type="string" calcext:value-type="string">
            <text:p>Répondre à la demande d’un utilisateur ou bannir un utilisateur qui ne respecterait pas les CGU</text:p>
          </table:table-cell>
          <table:table-cell table:style-name="ce39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E64]; [.$B$2:.$C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Modérateur</text:p>
          </table:table-cell>
          <table:table-cell office:value-type="string" calcext:value-type="string">
            <text:p>Modérer les message dans les Chats des balades</text:p>
          </table:table-cell>
          <table:table-cell office:value-type="string" calcext:value-type="string">
            <text:p>réguler le contenu inapproprié</text:p>
          </table:table-cell>
          <table:table-cell table:style-name="ce39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E65]; [.$B$2:.$C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Modérateur</text:p>
          </table:table-cell>
          <table:table-cell office:value-type="string" calcext:value-type="string">
            <text:p>Modérer les feed-backs</text:p>
          </table:table-cell>
          <table:table-cell office:value-type="string" calcext:value-type="string">
            <text:p>réguler le contenu inapproprié</text:p>
          </table:table-cell>
          <table:table-cell table:style-name="ce39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E66]; [.$B$2:.$C$6]; 2; 0)" office:value-type="float" office:value="1" calcext:value-type="float">
            <text:p>1</text:p>
          </table:table-cell>
          <table:table-cell table:number-columns-repeated="1017"/>
        </table:table-row>
        <table:table-row table:style-name="ro20">
          <table:table-cell table:style-name="Default" table:number-columns-repeated="6"/>
          <table:table-cell table:number-columns-repeated="1018"/>
        </table:table-row>
        <table:table-row table:style-name="ro21">
          <table:table-cell table:style-name="ce51" office:value-type="string" calcext:value-type="string" table:number-columns-spanned="7" table:number-rows-spanned="1">
            <text:p>ESTIMATION COUTS</text:p>
          </table:table-cell>
          <table:covered-table-cell table:number-columns-repeated="6" table:style-name="ce58"/>
          <table:table-cell table:number-columns-repeated="1017"/>
        </table:table-row>
        <table:table-row table:style-name="ro20">
          <table:table-cell table:style-name="ce56" office:value-type="string" calcext:value-type="string">
            <text:p>TOTAL JOURS NECESSAIRES AU DEVELOPPEMENT</text:p>
          </table:table-cell>
          <table:table-cell table:style-name="ce56" office:value-type="string" calcext:value-type="string">
            <text:p>% inconnu + % temps de test</text:p>
          </table:table-cell>
          <table:table-cell table:style-name="ce40" office:value-type="string" calcext:value-type="string">
            <text:p>Jours nécessaires estimés </text:p>
          </table:table-cell>
          <table:table-cell office:value-type="string" calcext:value-type="string">
            <text:p>Cout/ développeur /jour (€)</text:p>
          </table:table-cell>
          <table:table-cell office:value-type="string" calcext:value-type="string">
            <text:p>% temps pour Gestion de projet</text:p>
          </table:table-cell>
          <table:table-cell office:value-type="string" calcext:value-type="string">
            <text:p>COUT TOTAL PROJET</text:p>
          </table:table-cell>
          <table:table-cell table:number-columns-repeated="1018"/>
        </table:table-row>
        <table:table-row table:style-name="ro21">
          <table:table-cell table:style-name="ce56" table:formula="of:=SUM([.E9:.E66])" office:value-type="float" office:value="133" calcext:value-type="float">
            <text:p>133</text:p>
          </table:table-cell>
          <table:table-cell table:style-name="ce40" office:value-type="float" office:value="0.25" calcext:value-type="float">
            <text:p>0,25</text:p>
          </table:table-cell>
          <table:table-cell table:style-name="ce40" table:formula="of:=[.A70]+([.A70]*[.B70])" office:value-type="float" office:value="166.25" calcext:value-type="float">
            <text:p>166,25</text:p>
          </table:table-cell>
          <table:table-cell office:value-type="float" office:value="300" calcext:value-type="float">
            <text:p>300</text:p>
          </table:table-cell>
          <table:table-cell office:value-type="float" office:value="0.15" calcext:value-type="float">
            <text:p>0,15</text:p>
          </table:table-cell>
          <table:table-cell table:formula="of:=([.D70]*[.C70]) * (1 + [.E70])" office:value-type="float" office:value="57356.25" calcext:value-type="float">
            <text:p>57356,25</text:p>
          </table:table-cell>
          <table:table-cell table:number-columns-repeated="1018"/>
        </table:table-row>
      </table:table>
      <table:table table:name="Sprint1" table:style-name="ta1">
        <table:table-column table:style-name="co14" table:default-cell-style-name="ce40"/>
        <table:table-column table:style-name="co15" table:default-cell-style-name="ce4"/>
        <table:table-column table:style-name="co16" table:default-cell-style-name="ce4"/>
        <table:table-column table:style-name="co6" table:default-cell-style-name="ce39"/>
        <table:table-column table:style-name="co17" table:default-cell-style-name="ce40"/>
        <table:table-column table:style-name="co18" table:default-cell-style-name="ce40"/>
        <table:table-column table:style-name="co19" table:default-cell-style-name="Default"/>
        <table:table-column table:style-name="co6" table:number-columns-repeated="1017" table:default-cell-style-name="Default"/>
        <table:table-row table:style-name="ro2">
          <table:table-cell table:style-name="ce2" office:value-type="string" calcext:value-type="string">
            <text:p>En tant que…</text:p>
          </table:table-cell>
          <table:table-cell table:style-name="ce53" office:value-type="string" calcext:value-type="string">
            <text:p>Je veux…</text:p>
          </table:table-cell>
          <table:table-cell table:style-name="ce12" office:value-type="string" calcext:value-type="string">
            <text:p><text:s/>Afin de…</text:p>
          </table:table-cell>
          <table:table-cell table:style-name="ce12" office:value-type="string" calcext:value-type="string">
            <text:p>Priorité</text:p>
          </table:table-cell>
          <table:table-cell table:style-name="ce12" office:value-type="string" calcext:value-type="string">
            <text:p>PlanningPokerResults</text:p>
            <text:p>1/5</text:p>
          </table:table-cell>
          <table:table-cell table:style-name="ce12" office:value-type="string" calcext:value-type="string">
            <text:p>Commentaire</text:p>
          </table:table-cell>
          <table:table-cell table:style-name="ce12" office:value-type="string" calcext:value-type="string">
            <text:p>Durée estimé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siteur</text:p>
          </table:table-cell>
          <table:table-cell office:value-type="string" calcext:value-type="string">
            <text:p>M’inscrire </text:p>
          </table:table-cell>
          <table:table-cell office:value-type="string" calcext:value-type="string">
            <text:p>Accéder aux fonctionnalités de l’application et participer aux balades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éation de compte avec pseudo, mot de passe, photo, localisation, et vérification par mail (ou autre méthode)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Me connecter</text:p>
          </table:table-cell>
          <table:table-cell office:value-type="string" calcext:value-type="string">
            <text:p>Utiliser la totalité des fonctionnalités de l’application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hentification sécurisée avec vérification des identifiants et gestion des erreurs</text:p>
          </table:table-cell>
          <table:table-cell office:value-type="float" office:value="1.5" calcext:value-type="float">
            <text:p>1,5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Utilisateur</text:p>
          </table:table-cell>
          <table:table-cell table:style-name="ce8" office:value-type="string" calcext:value-type="string">
            <text:p>Créer une annonce</text:p>
          </table:table-cell>
          <table:table-cell office:value-type="string" calcext:value-type="string">
            <text:p>Préparer une annonce que je compte poster pour sortir mon chien avec d’autres maîtres pour me sentir moins</text:p>
            <text:p>Seul et partager des conseils, informations…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<text:span text:style-name="T11">PREMIERE MISE EN PLACE de l’input texte pour suggestion des villes au fur et à mesure de la complétion</text:span></text:p>
            <text:p><text:span text:style-name="T11">Par l’utilisateur via l’api geo.gouv </text:span></text:p>
            <text:p><text:span text:style-name="T3">Formulaire avec nom, description, heure et date, photo principale, thème, nombre max participants, </text:span></text:p>
            <text:p><text:span text:style-name="T3">Checkbox pour définir que l’annonce postée sera réutilisable ou ponctuelle,</text:span></text:p>
            <text:p><text:span text:style-name="T3">Différenciation du lieu : lieu customisé ou parc déjà référencé </text:span></text:p>
            <text:p><text:span text:style-name="T7">→ Nécessite un formulaire récupérant les parcs référencés (Création de données factices en BDD si inexistants) </text:span></text:p>
            <text:p><text:span text:style-name="T7">et la récupération des données de </text:span><text:span text:style-name="T12"> </text:span><text:span text:style-name="T13">l’api geo.gouv </text:span></text:p>
            <text:p><text:span text:style-name="T3">pour créer le champ texte récupérant et suggérant les villes au fur et à mesure de la complétion du champ par le client</text:span>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table:style-name="ce8" office:value-type="string" calcext:value-type="string">
            <text:p>Poster une annonce </text:p>
          </table:table-cell>
          <table:table-cell office:value-type="string" calcext:value-type="string">
            <text:p>Publier définitivement l’annonce que j’ai crée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Simple validation du formulaire préparé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Utilisateur</text:p>
          </table:table-cell>
          <table:table-cell office:value-type="string" calcext:value-type="string">
            <text:p>Voir toutes les annonces <text:span text:style-name="T2">autour de moi</text:span></text:p>
          </table:table-cell>
          <table:table-cell office:value-type="string" calcext:value-type="string">
            <text:p>Visualiser rapidement l’ensemble des balades prévues susceptible de me correspondre</text:p>
          </table:table-cell>
          <table:table-cell office:value-type="string" calcext:value-type="string">
            <text:p>M</text:p>
          </table:table-cell>
          <table:table-cell table:style-name="ce7" office:value-type="float" office:value="4" calcext:value-type="float">
            <text:p>4</text:p>
          </table:table-cell>
          <table:table-cell table:style-name="ce54" office:value-type="string" calcext:value-type="string">
            <text:p>Filtrer selon localisation actuelle de l’utilisateur ( modifiable à tout moment- voir dans « Créer et gérer un compte)</text:p>
            <text:p><text:span text:style-name="T3">→ Nécessite l’implémentation du service de géolocalisation</text:span></text:p>
            <text:p><text:span text:style-name="T3">Travail en Front ++</text:span></text:p>
          </table:table-cell>
          <table:table-cell office:value-type="float" office:value="3" calcext:value-type="float">
            <text:p>3</text:p>
          </table:table-cell>
          <table:table-cell table:style-name="ce16" table:number-columns-repeated="1017"/>
        </table:table-row>
        <table:table-row table:style-name="ro15">
          <table:table-cell office:value-type="string" calcext:value-type="string">
            <text:p>Utilisateur</text:p>
          </table:table-cell>
          <table:table-cell office:value-type="string" calcext:value-type="string">
            <text:p>Voir les détails d’une annonce</text:p>
          </table:table-cell>
          <table:table-cell office:value-type="string" calcext:value-type="string">
            <text:p>Savoir précisément où, quand et comment elle se déroule avant de m’inscrir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2">
          <table:table-cell table:style-name="Default" table:number-columns-repeated="6"/>
          <table:table-cell table:number-columns-repeated="1018"/>
        </table:table-row>
        <table:table-row table:style-name="ro22">
          <table:table-cell table:style-name="Default" table:number-columns-repeated="6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 style:data-style-name="N2" text:time-value="09:48:26.4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14T09:49:41.231000000</dc:date>
    <meta:editing-duration>P1DT9H43M36S</meta:editing-duration>
    <meta:editing-cycles>26</meta:editing-cycles>
    <meta:generator>LibreOffice/7.2.0.4$Windows_x86 LibreOffice_project/9a9c6381e3f7a62afc1329bd359cc48accb6435b</meta:generator>
    <meta:document-statistic meta:table-count="3" meta:cell-count="555" meta:object-count="0"/>
  </office:meta>
</office:document-meta>
</file>